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zxx" fo:country="none" style:text-underline-style="solid" style:text-underline-width="auto" style:text-underline-color="font-color" fo:font-weight="bold" officeooo:rsid="00122344" officeooo:paragraph-rsid="0012234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zxx" fo:country="none" style:text-underline-style="none" fo:font-weight="normal" officeooo:rsid="001334fc" officeooo:paragraph-rsid="00122344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e3952c" officeooo:paragraph-rsid="00e3952c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d5399d" officeooo:paragraph-rsid="0074513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d6b346" officeooo:paragraph-rsid="00d6b346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d802ee" officeooo:paragraph-rsid="00d802e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d9ae77" officeooo:paragraph-rsid="00d9ae7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e07ace" officeooo:paragraph-rsid="00e07ac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eb084b" officeooo:paragraph-rsid="00eb084b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ec3866" officeooo:paragraph-rsid="00ec3866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f352a5" officeooo:paragraph-rsid="00f352a5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3952c" officeooo:paragraph-rsid="00e3952c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54e6e" officeooo:paragraph-rsid="00e54e6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6e00f" officeooo:paragraph-rsid="00e6e00f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7d55a" officeooo:paragraph-rsid="00e7d55a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f1cde9" officeooo:paragraph-rsid="00f1cde9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5399d" officeooo:paragraph-rsid="00d5399d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6b346" officeooo:paragraph-rsid="00d6b34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bc57d" officeooo:paragraph-rsid="00ebc57d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a406b" officeooo:paragraph-rsid="00ea406b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802ee" officeooo:paragraph-rsid="00d802e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9ae77" officeooo:paragraph-rsid="00d9ae77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babc0" officeooo:paragraph-rsid="00dbabc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c3876" officeooo:paragraph-rsid="00dc387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d580f" officeooo:paragraph-rsid="00dd580f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ebb17" officeooo:paragraph-rsid="00debb17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505b6" officeooo:paragraph-rsid="00e505b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07ace" officeooo:paragraph-rsid="00e07ac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1a1d9" officeooo:paragraph-rsid="00e1a1d9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f90489" officeooo:paragraph-rsid="00f90489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b084b" officeooo:paragraph-rsid="00eb084b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d6f44" officeooo:paragraph-rsid="00ed6f44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f01dbf" officeooo:paragraph-rsid="00f01dbf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c3866" officeooo:paragraph-rsid="00ec386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d9e50" officeooo:paragraph-rsid="00ed9e5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ef20b5" officeooo:paragraph-rsid="00ef20b5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f352a5" officeooo:paragraph-rsid="00f352a5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f51703" officeooo:paragraph-rsid="00f51703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f94c5e" officeooo:paragraph-rsid="00f94c5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fd6018" officeooo:paragraph-rsid="00fd6018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fe76e0" officeooo:paragraph-rsid="00fe76e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1001678" officeooo:paragraph-rsid="01001678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" style:family="text">
      <style:text-properties officeooo:rsid="00d5399d"/>
    </style:style>
    <style:style style:name="T2" style:family="text">
      <style:text-properties officeooo:rsid="00dbabc0"/>
    </style:style>
    <style:style style:name="T3" style:family="text">
      <style:text-properties officeooo:rsid="00e1a1d9"/>
    </style:style>
    <style:style style:name="T4" style:family="text">
      <style:text-properties officeooo:rsid="00e9a74f"/>
    </style:style>
    <style:style style:name="T5" style:family="text">
      <style:text-properties officeooo:rsid="00eaf877"/>
    </style:style>
    <style:style style:name="T6" style:family="text">
      <style:text-properties officeooo:rsid="00f5167d"/>
    </style:style>
    <style:style style:name="T7" style:family="text">
      <style:text-properties officeooo:rsid="00f6a794"/>
    </style:style>
    <style:style style:name="T8" style:family="text">
      <style:text-properties officeooo:rsid="00fae10e"/>
    </style:style>
    <style:style style:name="T9" style:family="text">
      <style:text-properties officeooo:rsid="00fc76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<text:span text:style-name="T1">Processes</text:span></text:p>
      <text:p text:style-name="P2"/>
      <text:list xml:id="list1113867487" text:style-name="L1">
        <text:list-item>
          <text:p text:style-name="P3">Общи неща</text:p>
          <text:list>
            <text:list-item>
              <text:p text:style-name="P12">Процесът е програмата изпълнявана на компютъра.</text:p>
            </text:list-item>
            <text:list-item>
              <text:p text:style-name="P13">PID – всеки процес си има Process ID</text:p>
            </text:list-item>
            <text:list-item>
              <text:p text:style-name="P14">CTRL+Z <text:s/>- стопира процес</text:p>
            </text:list-item>
            <text:list-item>
              <text:p text:style-name="P15">CTRL+C<text:tab/> - изпраща INTERRUPT signal <text:span text:style-name="T4">и прекратява</text:span></text:p>
            </text:list-item>
            <text:list-item>
              <text:p text:style-name="P16">Процесите в shell-a имат 3 състояния:</text:p>
              <text:list>
                <text:list-item>
                  <text:p text:style-name="P16">running in foreground<text:tab/>- работи в шела</text:p>
                </text:list-item>
                <text:list-item>
                  <text:p text:style-name="P16">running in backgruond <text:tab/>- работи във фонов режим</text:p>
                </text:list-item>
                <text:list-item>
                  <text:p text:style-name="P16">stopped <text:tab/><text:tab/><text:tab/><text:tab/>- паузиран във фонов решим</text:p>
                </text:list-item>
              </text:list>
            </text:list-item>
          </text:list>
        </text:list-item>
        <text:list-item>
          <text:p text:style-name="P4">Търсене на процеси на потребител</text:p>
          <text:list>
            <text:list-item>
              <text:p text:style-name="P17">ps -u s62111 -o pid=,rss=,vsz=</text:p>
              <text:list>
                <text:list-item>
                  <text:p text:style-name="P17">взимаме всички процеси на потребител с потребителско име s62111, и взимаме само колоните PID, RSS, VSZ като махаме хедърите</text:p>
                </text:list-item>
                <text:list-item>
                  <text:p text:style-name="P17">Това е подходящо да се подаде с process substitution на while цикъл</text:p>
                </text:list-item>
              </text:list>
            </text:list-item>
          </text:list>
        </text:list-item>
        <text:list-item>
          <text:p text:style-name="P5">Background &amp; Foreground процеси</text:p>
          <text:list>
            <text:list-item>
              <text:p text:style-name="P18">В конзолата като пуснем команда, и после я стопираме с CTRL + Z , след това може като напишем bg да я пратим в background</text:p>
            </text:list-item>
            <text:list-item>
              <text:p text:style-name="P18">fg (jobname) <text:tab/>- връщаме процес обратно във foreground</text:p>
            </text:list-item>
            <text:list-item>
              <text:p text:style-name="P19">fg %jobnum<text:tab/>- връщаме процес обратно във foreground</text:p>
            </text:list-item>
            <text:list-item>
              <text:p text:style-name="P20">command &amp; <text:tab/>- пуска командата да работи в <text:span text:style-name="T5">background</text:span></text:p>
            </text:list-item>
          </text:list>
        </text:list-item>
        <text:list-item>
          <text:p text:style-name="P6">Команди</text:p>
          <text:list>
            <text:list-item>
              <text:p text:style-name="P21">top <text:tab/><text:tab/>- показва всички running процеси</text:p>
            </text:list-item>
          </text:list>
        </text:list-item>
        <text:list-item>
          <text:p text:style-name="P7">Типове</text:p>
          <text:list>
            <text:list-item>
              <text:p text:style-name="P22">D <text:tab/>- <text:span text:style-name="T2">U</text:span>ninteraptable sleep</text:p>
            </text:list-item>
            <text:list-item>
              <text:p text:style-name="P23">R<text:tab/>- Running</text:p>
            </text:list-item>
            <text:list-item>
              <text:p text:style-name="P24">S<text:tab/>- Sleeping</text:p>
            </text:list-item>
            <text:list-item>
              <text:p text:style-name="P25">T <text:tab/>- Traced or Stopped</text:p>
            </text:list-item>
            <text:list-item>
              <text:p text:style-name="P26">Z <text:tab/>- Zombie</text:p>
            </text:list-item>
          </text:list>
        </text:list-item>
        <text:list-item>
          <text:p text:style-name="P8">PS командата</text:p>
          <text:list>
            <text:list-item>
              <text:p text:style-name="P27">ps <text:tab/><text:tab/>- процесите само за текущия терминал</text:p>
            </text:list-item>
            <text:list-item>
              <text:p text:style-name="P28"><text:soft-page-break/>ps -elf <text:tab/>- подробна инофрмация за всички процеси</text:p>
            </text:list-item>
            <text:list-item>
              <text:p text:style-name="P29">Опции</text:p>
              <text:list>
                <text:list-item>
                  <text:p text:style-name="P28">-<text:span text:style-name="T3">e <text:tab/>- вземи всички процеси</text:span></text:p>
                </text:list-item>
                <text:list-item>
                  <text:p text:style-name="P28">-<text:span text:style-name="T3">l <text:tab/>- long format </text:span></text:p>
                </text:list-item>
                <text:list-item>
                  <text:p text:style-name="P28">-<text:span text:style-name="T3">f <text:tab/>- full-format listing</text:span></text:p>
                </text:list-item>
                <text:list-item>
                  <text:p text:style-name="P28">-<text:span text:style-name="T3">o<text:tab/>- ние си избираме формат</text:span></text:p>
                  <text:list>
                    <text:list-item>
                      <text:p text:style-name="P29">ps -o pid,vhs,rss<text:tab/>- Ще покаже само 3-те колонки</text:p>
                    </text:list-item>
                    <text:list-item>
                      <text:p text:style-name="P29">ps -o pid=,vhs=,rss= <text:tab/>- същото, но без хедъри</text:p>
                    </text:list-item>
                    <text:list-item>
                      <text:p text:style-name="P30">ps -o uid<text:tab/>- важно е, да се знае, че има и uid!</text:p>
                    </text:list-item>
                    <text:list-item>
                      <text:p text:style-name="P39"><text:span text:style-name="T8">p</text:span>s -o user - може и username колоната да се покаже</text:p>
                    </text:list-item>
                  </text:list>
                </text:list-item>
                <text:list-item>
                  <text:p text:style-name="P39">-<text:span text:style-name="T9">u<text:tab/>- търси процес по username</text:span></text:p>
                  <text:list>
                    <text:list-item>
                      <text:p text:style-name="P42">ps -u s62111</text:p>
                    </text:list-item>
                  </text:list>
                </text:list-item>
                <text:list-item>
                  <text:p text:style-name="P42">-p <text:tab/>- търси процес по PID</text:p>
                  <text:list>
                    <text:list-item>
                      <text:p text:style-name="P42">ps -p 1246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Jobs</text:p>
          <text:list>
            <text:list-item>
              <text:p text:style-name="P31">jobs <text:tab/><text:tab/>- показва всички специални процеси, напр. такива работещи в background</text:p>
            </text:list-item>
          </text:list>
        </text:list-item>
        <text:list-item>
          <text:p text:style-name="P10">Убиване на процеси</text:p>
          <text:list>
            <text:list-item>
              <text:p text:style-name="P32">kill <text:tab/><text:tab/>- изпраща сигнали към процес</text:p>
            </text:list-item>
            <text:list-item>
              <text:p text:style-name="P33">kill<text:tab/>- kill a process by ID</text:p>
            </text:list-item>
            <text:list-item>
              <text:p text:style-name="P33">killall - kill a process by name</text:p>
            </text:list-item>
            <text:list-item>
              <text:p text:style-name="P33">kill -l <text:tab/>- показва всички възможни сигнали</text:p>
            </text:list-item>
            <text:list-item>
              <text:p text:style-name="P34">kill PID <text:tab/>- убива процеса, <text:span text:style-name="T6">като праща TERM сигнал</text:span></text:p>
            </text:list-item>
            <text:list-item>
              <text:p text:style-name="P35">kill -STOP 2759 - стопира проц. с PID 2759, freeze-ва го</text:p>
            </text:list-item>
            <text:list-item>
              <text:p text:style-name="P36">kill -CONT 2759 - unfreeze, тоест continue на процеса</text:p>
            </text:list-item>
          </text:list>
        </text:list-item>
        <text:list-item>
          <text:p text:style-name="P11">Сигнали</text:p>
          <text:list>
            <text:list-item>
              <text:p text:style-name="P37">SIGTERM (15) - изпраща се по подразб. от $ kill</text:p>
              <text:list>
                <text:list-item>
                  <text:p text:style-name="P38">това казва на процеса, че ще бъде убит и го подготвя, като изчиства памет и т.н., процеси наследници и т.н. <text:span text:style-name="T7">и после го убива</text:span></text:p>
                </text:list-item>
                <text:list-item>
                  <text:p text:style-name="P40">kill -s SIGTERM 1542 <text:tab/>- ще терминира процеса 1542</text:p>
                  <text:list>
                    <text:list-item>
                      <text:p text:style-name="P40">kill -15 1542 <text:tab/>- същото</text:p>
                    </text:list-item>
                  </text:list>
                </text:list-item>
              </text:list>
            </text:list-item>
            <text:list-item>
              <text:p text:style-name="P37">SIGKILL (9)<text:tab/>- убива процеса мигновенно</text:p>
              <text:list>
                <text:list-item>
                  <text:p text:style-name="P38">това директно сече процеса и го маха</text:p>
                </text:list-item>
                <text:list-item>
                  <text:p text:style-name="P41">kill -s SIGKILL 1542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43:34.429160904</meta:creation-date>
    <dc:date>2019-05-10T13:53:19.837730515</dc:date>
    <meta:editing-duration>PT13H25M33S</meta:editing-duration>
    <meta:editing-cycles>225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469" meta:character-count="2290" meta:non-whitespace-character-count="1910"/>
  </office:meta>
</office:document-meta>
</file>